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ndara" svg:font-family="Candar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Candara"/>
    </style:style>
    <style:style style:name="P7" style:family="paragraph" style:parent-style-name="Table_20_Contents">
      <style:paragraph-properties fo:text-align="justify" style:justify-single-word="false"/>
      <style:text-properties style:font-name="Arial1" fo:font-size="10pt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/>
    </style:style>
    <style:style style:name="P10" style:family="paragraph" style:parent-style-name="Heading_20_1">
      <style:text-properties fo:font-weight="bold" style:font-weight-asian="bold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text-properties fo:font-weight="normal" style:font-weight-asian="normal" style:font-weight-complex="normal"/>
    </style:style>
    <style:style style:name="P13" style:family="paragraph" style:parent-style-name="Heading_20_3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Heading_20_3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Heading_20_3">
      <style:text-properties fo:font-size="12pt" style:font-size-asian="12pt" style:font-size-complex="12pt"/>
    </style:style>
    <style:style style:name="P16" style:family="paragraph" style:parent-style-name="Contents_20_Heading">
      <style:text-properties style:font-name="Ari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rial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rial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>
      <style:paragraph-properties fo:text-align="center" style:justify-single-word="false"/>
      <style:text-properties style:font-name="Candara" fo:font-size="12p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28" style:family="paragraph" style:parent-style-name="Text_20_body" style:list-style-name="L10">
      <style:text-properties fo:font-style="italic" style:font-style-asian="italic" style:font-style-complex="italic"/>
    </style:style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">
      <style:paragraph-properties fo:margin-left="2.501cm" fo:margin-right="0cm" fo:text-align="justify" style:justify-single-word="false" fo:text-indent="-0.635cm" style:auto-text-indent="false"/>
      <style:text-properties fo:font-weight="normal" style:font-weight-asian="normal" style:font-weight-complex="normal"/>
    </style:style>
    <style:style style:name="P36" style:family="paragraph" style:parent-style-name="Text_20_body" style:list-style-name="L2">
      <style:paragraph-properties fo:margin-left="2.501cm" fo:margin-right="0cm" fo:text-align="justify" style:justify-single-word="false" fo:text-indent="-0.635cm" style:auto-text-indent="false"/>
      <style:text-properties fo:font-weight="normal" style:font-weight-asian="normal" style:font-weight-complex="normal"/>
    </style:style>
    <style:style style:name="P3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Monospace" fo:language="ca" fo:country="ES"/>
    </style:style>
    <style:style style:name="T7" style:family="text">
      <style:text-properties fo:language="ca" fo:country="ES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size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size-asian="12pt"/>
    </style:style>
    <style:style style:name="T13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Header">Prototip</text:p>
      <text:p text:style-name="Text_20_body"/>
      <text:p text:style-name="Text_20_body">Aquest és un document sobre el repositori i les versions del prototip que tenim penjades a Internet. Tot el codi s'ha facilitat també als directoris d'implantació del EAC4.</text:p>
      <text:list xml:id="list29349462" text:style-name="L9">
        <text:list-item>
          <text:p text:style-name="P32">Repositori oficial: <text:a xlink:type="simple" xlink:href="https://github.com/franhp/Xinxat">https://github.com/franhp/Xinxat</text:a></text:p>
        </text:list-item>
      </text:list>
      <text:p text:style-name="Text_20_body">Les versions Online del Prototip<text:span text:style-name="T9"> </text:span><text:span text:style-name="T8">que no editarem</text:span> durant el temps del EAC5 són les següents:</text:p>
      <text:h text:style-name="Heading_20_3" text:outline-level="3">Backend </text:h>
      <text:h text:style-name="Heading_20_3" text:outline-level="3"><text:span text:style-name="T11">Server</text:span></text:h>
      <text:list xml:id="list29390212" text:style-name="L10">
        <text:list-item>
          <text:p text:style-name="P33">Versió 3 (Prototip) deployed: <text:a xlink:type="simple" xlink:href="http://3.projecte-xinxat.appspot.com/">http://3.projecte-xinxat.appspot.com</text:a> </text:p>
        </text:list-item>
        <text:list-item>
          <text:p text:style-name="P33">Versió 3 (Prototip) code version: <text:a xlink:type="simple" xlink:href="https://github.com/franhp/Xinxat/zipball/3.0">https://github.com/franhp/Xinxat/zipball/3.0</text:a></text:p>
        </text:list-item>
      </text:list>
      <text:h text:style-name="Heading_20_3" text:outline-level="3">Frontend</text:h>
      <text:h text:style-name="P15" text:outline-level="3">Api</text:h>
      <text:list xml:id="list29549500" text:continue-numbering="true" text:style-name="L10">
        <text:list-item>
          <text:p text:style-name="P33">Versió 1 (Prototip) en marxa: <text:a xlink:type="simple" xlink:href="http://api.xinxat.com/">http://api.xinxat.com/</text:a><text:span text:style-name="T11"> </text:span></text:p>
        </text:list-item>
        <text:list-item>
          <text:p text:style-name="P28">El codi font del prototip de la API no es troba a Internet.</text:p>
        </text:list-item>
      </text:list>
      <text:h text:style-name="P15" text:outline-level="3">Client Web</text:h>
      <text:list xml:id="list29568763" text:continue-numbering="true" text:style-name="L10">
        <text:list-item>
          <text:p text:style-name="P33">Versió 1 (Prototip) en marxa: <text:a xlink:type="simple" xlink:href="http://beta.xinxat.com/">http://beta.xinxat.com/</text:a></text:p>
        </text:list-item>
        <text:list-item>
          <text:p text:style-name="P28">El codi font del prototip del Client Web no es troba a Internet.</text:p>
        </text:list-item>
      </text:list>
      <text:h text:style-name="Heading_20_3" text:outline-level="3"><text:span text:style-name="T11">Client Android</text:span></text:h>
      <text:list xml:id="list29474824" text:style-name="L11">
        <text:list-item>
          <text:p text:style-name="P34">Versió 1 (Prototip) code version: <text:a xlink:type="simple" xlink:href="https://github.com/franhp/Xinxat/zipball/3.0">https://github.com/franhp/Xinxat/zipball/3.0</text:a></text:p>
        </text:list-item>
        <text:list-item>
          <text:p text:style-name="P34">Versió 1 (Binaris prototip): <text:a xlink:type="simple" xlink:href="http://beta.xinxat.com/XinXat.apk">http://beta.xinxat.com/XinXat.apk</text:a> </text:p>
        </text:list-item>
      </text:list>
      <text:p text:style-name="Text_20_body"><text:span text:style-name="T11"/></text:p>
      <text:h text:style-name="P11" text:outline-level="1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3">Data</text:p>
          </table:table-cell>
          <table:table-cell table:style-name="Taula5.A1" office:value-type="string">
            <text:p text:style-name="P3">Modificat per:</text:p>
          </table:table-cell>
          <table:table-cell table:style-name="Taula5.C1" office:value-type="string">
            <text:p text:style-name="P3">Modificacions</text:p>
          </table:table-cell>
        </table:table-row>
        <table:table-row>
          <table:table-cell table:style-name="Taula5.A2" office:value-type="date" office:date-value="2011-11-09">
            <text:p text:style-name="P5">09/11/11</text:p>
          </table:table-cell>
          <table:table-cell table:style-name="Taula5.B2" office:value-type="string">
            <text:p text:style-name="P5">Héctor Costa</text:p>
          </table:table-cell>
          <table:table-cell table:style-name="Taula5.C2" office:value-type="string">
            <text:p text:style-name="P4">Edició Inicial</text:p>
          </table:table-cell>
        </table:table-row>
        <table:table-row>
          <table:table-cell table:style-name="Taula5.A2">
            <text:p text:style-name="P5"/>
          </table:table-cell>
          <table:table-cell table:style-name="Taula5.B2" office:value-type="string">
            <text:p text:style-name="P5"/>
          </table:table-cell>
          <table:table-cell table:style-name="Taula5.C2" office:value-type="string">
            <text:p text:style-name="P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ndara" svg:font-family="Candar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– Prototi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1-09T09:43:00.23</dc:date>
    <meta:editing-duration>PT10H15M44S</meta:editing-duration>
    <meta:editing-cycles>219</meta:editing-cycles>
    <meta:generator>OpenOffice.org/3.2$Win32 OpenOffice.org_project/320m18$Build-9502</meta:generator>
    <dc:creator>Hector Costa Guzman</dc:creator>
    <meta:document-statistic meta:table-count="1" meta:image-count="0" meta:object-count="0" meta:page-count="2" meta:paragraph-count="26" meta:word-count="140" meta:character-count="1003"/>
  </office:meta>
</office:document-meta>
</file>